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" svg:font-family="'Times new'"/>
    <style:font-face style:name="Courier New" svg:font-family="'Courier New'" style:font-family-generic="moder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ahoma1" fo:language="pt" fo:country="BR" style:font-name-complex="Tahoma1"/>
    </style:style>
    <style:style style:name="P2" style:family="paragraph" style:parent-style-name="Text_20_body">
      <style:paragraph-properties>
        <style:tab-stops>
          <style:tab-stop style:position="5.847cm"/>
        </style:tab-stops>
      </style:paragraph-properties>
      <style:text-properties style:font-name="Tahoma1" fo:language="pt" fo:country="BR" style:font-name-complex="Tahoma1"/>
    </style:style>
    <style:style style:name="P3" style:family="paragraph" style:parent-style-name="Text_20_body">
      <style:text-properties fo:color="#0000ff" style:font-name="Tahoma1" fo:font-size="12pt" fo:language="pt" fo:country="BR" fo:font-weight="bold" style:font-size-asian="12pt" style:font-weight-asian="bold" style:font-name-complex="Tahoma1" style:font-weight-complex="bold"/>
    </style:style>
    <style:style style:name="P4" style:family="paragraph" style:parent-style-name="Text_20_body">
      <style:paragraph-properties>
        <style:tab-stops>
          <style:tab-stop style:position="5.847cm"/>
        </style:tab-stops>
      </style:paragraph-properties>
    </style:style>
    <style:style style:name="P5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Text_20_body">
      <style:paragraph-properties fo:margin-left="0cm" fo:margin-right="0cm" fo:text-indent="1.27cm" style:auto-text-indent="false"/>
      <style:text-properties style:font-name="Tahoma1" fo:language="pt" fo:country="BR" style:font-name-complex="Tahoma1"/>
    </style:style>
    <style:style style:name="P7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style:font-name="Tahoma1" fo:language="pt" fo:country="BR" style:font-name-complex="Tahoma1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0e6fb8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ff" style:font-name="Tahoma1" fo:font-size="12pt" fo:language="pt" fo:country="BR" style:font-size-asian="12pt" style:font-name-complex="Tahoma1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ahoma1" fo:language="pt" fo:country="BR" style:font-name-complex="Tahoma1"/>
    </style:style>
    <style:style style:name="P11" style:family="paragraph" style:parent-style-name="infoblue">
      <style:paragraph-properties fo:margin-left="0cm" fo:margin-right="0cm" fo:text-align="justify" style:justify-single-word="false" fo:text-indent="1.27cm" style:auto-text-indent="false"/>
      <style:text-properties officeooo:paragraph-rsid="0017086c"/>
    </style:style>
    <style:style style:name="P12" style:family="paragraph" style:parent-style-name="infoblue">
      <style:paragraph-properties fo:margin-left="0cm" fo:margin-right="0cm" fo:text-align="justify" style:justify-single-word="false" fo:text-indent="1.27cm" style:auto-text-indent="false"/>
      <style:text-properties fo:color="#000000" style:font-name="Tahoma1" fo:font-size="12pt" fo:language="pt" fo:country="BR" fo:font-style="normal" fo:font-weight="bold" style:font-size-asian="12pt" style:font-style-asian="normal" style:font-weight-asian="bold" style:font-name-complex="Tahoma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ahoma1" fo:language="pt" fo:country="BR" style:font-name-complex="Tahoma1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ahoma1" fo:language="pt" fo:country="BR" style:font-name-complex="Tahoma1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89c3f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e6fb8"/>
    </style:style>
    <style:style style:name="P17" style:family="paragraph" style:parent-style-name="infoblue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0" style:font-name="Tahoma1" fo:language="pt" fo:country="BR" fo:font-style="normal" style:font-style-asian="normal" style:font-name-complex="Tahoma1"/>
    </style:style>
    <style:style style:name="P19" style:family="paragraph" style:parent-style-name="Text_20_body">
      <style:paragraph-properties fo:margin-left="0cm" fo:margin-right="0cm" fo:text-align="justify" style:justify-single-word="false" fo:text-indent="0.635cm" style:auto-text-indent="false"/>
      <style:text-properties style:font-name="Tahoma1" fo:language="pt" fo:country="BR" style:font-name-complex="Tahoma1"/>
    </style:style>
    <style:style style:name="P20" style:family="paragraph" style:parent-style-name="Standard">
      <style:text-properties style:font-name="Tahoma1" fo:font-size="24pt" fo:language="pt" fo:country="BR" style:font-size-asian="24pt" style:font-name-complex="Tahoma1"/>
    </style:style>
    <style:style style:name="P21" style:family="paragraph" style:parent-style-name="Standard">
      <style:paragraph-properties fo:text-align="center" style:justify-single-word="false"/>
      <style:text-properties style:font-name="Tahoma1" fo:font-size="24pt" fo:language="pt" fo:country="BR" style:font-size-asian="24pt" style:font-name-complex="Tahoma1"/>
    </style:style>
    <style:style style:name="P22" style:family="paragraph" style:parent-style-name="Standard">
      <style:paragraph-properties fo:text-align="center" style:justify-single-word="false"/>
      <style:text-properties style:font-name="Tahoma1" fo:font-size="24pt" fo:language="pt" fo:country="BR" officeooo:rsid="000e6fb8" officeooo:paragraph-rsid="000e6fb8" style:font-size-asian="24pt" style:font-name-complex="Tahoma1"/>
    </style:style>
    <style:style style:name="P23" style:family="paragraph" style:parent-style-name="Standard">
      <style:text-properties style:font-name="Tahoma1" fo:font-weight="bold" style:font-weight-asian="bold" style:font-name-complex="Tahoma1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Tahoma1" fo:font-size="18pt" style:font-size-asian="18pt" style:font-name-complex="Tahoma1"/>
    </style:style>
    <style:style style:name="P25" style:family="paragraph" style:parent-style-name="Standard">
      <style:text-properties style:font-name="Tahoma1" fo:font-size="18pt" fo:language="pt" fo:country="BR" style:font-size-asian="18pt" style:font-name-complex="Tahoma1"/>
    </style:style>
    <style:style style:name="P26" style:family="paragraph" style:parent-style-name="Standard">
      <style:text-properties style:font-name="Tahoma1" fo:font-size="18pt" fo:language="pt" fo:country="BR" officeooo:rsid="000e6fb8" officeooo:paragraph-rsid="000e6fb8" style:font-size-asian="18pt" style:font-name-complex="Tahoma1"/>
    </style:style>
    <style:style style:name="P27" style:family="paragraph" style:parent-style-name="Standard">
      <style:text-properties style:font-name="Tahoma1" fo:language="pt" fo:country="BR" style:font-name-complex="Tahoma1"/>
    </style:style>
    <style:style style:name="P28" style:family="paragraph" style:parent-style-name="Standard">
      <style:paragraph-properties fo:text-align="justify" style:justify-single-word="false"/>
      <style:text-properties style:font-name="Tahoma1" fo:language="pt" fo:country="BR" officeooo:paragraph-rsid="001517fb" style:font-name-complex="Tahoma1"/>
    </style:style>
    <style:style style:name="P29" style:family="paragraph" style:parent-style-name="Standard">
      <style:paragraph-properties fo:text-align="center" style:justify-single-word="false"/>
      <style:text-properties fo:color="#0000ff" style:font-name="Verdana" fo:font-size="18pt" fo:language="pt" fo:country="BR" style:font-size-asian="18pt" style:font-name-complex="Verdana"/>
    </style:style>
    <style:style style:name="P30" style:family="paragraph" style:parent-style-name="Standard">
      <style:text-properties fo:color="#0000ff" style:font-name="Tahoma1" style:font-name-complex="Tahoma1"/>
    </style:style>
    <style:style style:name="P31" style:family="paragraph" style:parent-style-name="Standard">
      <style:text-properties fo:color="#0000ff" style:font-name="Tahoma1" fo:language="pt" fo:country="BR" style:font-name-complex="Tahoma1"/>
    </style:style>
    <style:style style:name="P32" style:family="paragraph" style:parent-style-name="Standard">
      <style:text-properties fo:color="#0000ff" style:font-name="Tahoma1" fo:font-size="12pt" fo:language="pt" fo:country="BR" style:font-size-asian="12pt" style:font-name-complex="Tahoma1"/>
    </style:style>
    <style:style style:name="P33" style:family="paragraph" style:parent-style-name="Standard">
      <style:text-properties fo:color="#0000ff" style:font-name="Tahoma1" fo:font-size="16pt" fo:language="pt" fo:country="BR" style:font-size-asian="16pt" style:font-name-complex="Tahoma1" style:font-size-complex="10pt"/>
    </style:style>
    <style:style style:name="P34" style:family="paragraph" style:parent-style-name="Standard">
      <style:text-properties fo:language="pt" fo:country="BR"/>
    </style:style>
    <style:style style:name="P35" style:family="paragraph" style:parent-style-name="Standard">
      <style:text-properties fo:color="#008000" style:font-name="Tahoma1" fo:font-size="16pt" fo:language="pt" fo:country="BR" style:font-size-asian="16pt" style:font-name-complex="Tahoma1" style:font-size-complex="10pt"/>
    </style:style>
    <style:style style:name="P36" style:family="paragraph" style:parent-style-name="Standard">
      <style:text-properties fo:color="#008000" style:font-name="Tahoma1" fo:font-size="12pt" fo:language="pt" fo:country="BR" style:font-size-asian="12pt" style:font-name-complex="Tahoma1"/>
    </style:style>
    <style:style style:name="P37" style:family="paragraph" style:parent-style-name="Standard">
      <style:paragraph-properties fo:text-align="justify" style:justify-single-word="false"/>
      <style:text-properties fo:color="#000000" style:font-name="Tahoma1" fo:language="pt" fo:country="BR" fo:font-style="italic" style:font-style-asian="italic" style:font-name-complex="Tahoma1"/>
    </style:style>
    <style:style style:name="P38" style:family="paragraph" style:parent-style-name="Standard">
      <style:paragraph-properties fo:text-align="justify" style:justify-single-word="false"/>
      <style:text-properties fo:color="#000000" style:font-name="Tahoma1" fo:language="pt" fo:country="BR" fo:font-style="italic" officeooo:rsid="0017cf59" officeooo:paragraph-rsid="0017cf59" style:font-style-asian="italic" style:font-name-complex="Tahoma1"/>
    </style:style>
    <style:style style:name="P39" style:family="paragraph" style:parent-style-name="Standard">
      <style:paragraph-properties fo:margin-left="1.27cm" fo:margin-right="0cm" fo:text-indent="-2.54cm" style:auto-text-indent="false"/>
      <style:text-properties style:font-name="Tahoma1" fo:font-size="18pt" fo:font-weight="bold" style:font-size-asian="18pt" style:font-weight-asian="bold" style:font-name-complex="Tahoma1" style:font-weight-complex="bold"/>
    </style:style>
    <style:style style:name="P40" style:family="paragraph" style:parent-style-name="infoblue">
      <style:paragraph-properties fo:margin-left="0cm" fo:margin-right="0cm" fo:text-align="justify" style:justify-single-word="false" fo:text-indent="1.252cm" style:auto-text-indent="false"/>
      <style:text-properties fo:color="#000000" style:font-name="Tahoma1" fo:language="pt" fo:country="BR" fo:font-style="normal" style:font-style-asian="normal" style:font-name-complex="Tahoma1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language="pt" fo:country="BR" officeooo:rsid="000fb2c7" officeooo:paragraph-rsid="000e6fb8" style:font-name-complex="Tahoma1"/>
    </style:style>
    <style:style style:name="P4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ahoma1" fo:language="pt" fo:country="BR" style:font-name-complex="Tahoma1"/>
    </style:style>
    <style:style style:name="P43" style:family="paragraph" style:parent-style-name="Standard">
      <style:paragraph-properties fo:text-align="justify" style:justify-single-word="false"/>
      <style:text-properties style:font-name="Tahoma1" fo:language="pt" fo:country="BR" officeooo:rsid="00131f8a" officeooo:paragraph-rsid="001517fb" style:font-name-complex="Tahoma1"/>
    </style:style>
    <style:style style:name="P44" style:family="paragraph" style:parent-style-name="Standard" style:list-style-name="L1">
      <style:paragraph-properties fo:text-align="justify" style:justify-single-word="false"/>
      <style:text-properties fo:color="#000000" style:font-name="Tahoma1" fo:language="pt" fo:country="BR" fo:font-style="italic" officeooo:rsid="0017cf59" officeooo:paragraph-rsid="0017cf59" style:font-style-asian="italic" style:font-name-complex="Tahoma1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00" style:font-name="Tahoma1" fo:language="pt" fo:country="BR" fo:font-style="italic" officeooo:rsid="001a934a" officeooo:paragraph-rsid="001a934a" style:font-style-asian="italic" style:font-name-complex="Tahoma1"/>
    </style:style>
    <style:style style:name="P46" style:family="paragraph" style:parent-style-name="Heading" style:list-style-name="">
      <style:paragraph-properties fo:margin-left="0.185cm" fo:margin-right="0cm" fo:text-align="start" style:justify-single-word="false" fo:text-indent="0cm" style:auto-text-indent="false"/>
      <style:text-properties style:font-name="Tahoma1" fo:font-size="18pt" fo:language="pt" fo:country="BR" style:font-size-asian="18pt" style:font-name-complex="Tahoma1"/>
    </style:style>
    <style:style style:name="P47" style:family="paragraph" style:parent-style-name="Heading" style:list-style-name="">
      <style:paragraph-properties fo:margin-left="0.185cm" fo:margin-right="0cm" fo:text-align="start" style:justify-single-word="false" fo:text-indent="0cm" style:auto-text-indent="false"/>
      <style:text-properties fo:color="#0000ff" style:font-name="Tahoma1" fo:font-size="16pt" fo:language="pt" fo:country="BR" style:font-size-asian="16pt" style:font-name-complex="Tahoma1"/>
    </style:style>
    <style:style style:name="P48" style:family="paragraph" style:parent-style-name="Text_20_body" style:list-style-name="WW8Num11">
      <style:paragraph-properties fo:text-align="justify" style:justify-single-word="false"/>
      <style:text-properties style:font-name="Tahoma1" fo:language="pt" fo:country="BR" style:font-name-complex="Tahoma1"/>
    </style:style>
    <style:style style:name="P49" style:family="paragraph" style:parent-style-name="Text_20_body" style:list-style-name="WW8Num11">
      <style:paragraph-properties fo:text-align="justify" style:justify-single-word="false"/>
      <style:text-properties style:font-name="Tahoma1" fo:language="pt" fo:country="BR" officeooo:rsid="001517fb" officeooo:paragraph-rsid="001517fb" style:font-name-complex="Tahoma1"/>
    </style:style>
    <style:style style:name="P50" style:family="paragraph" style:parent-style-name="Text_20_body" style:list-style-name="WW8Num11">
      <style:paragraph-properties fo:text-align="justify" style:justify-single-word="false"/>
      <style:text-properties style:font-name="Tahoma1" fo:language="pt" fo:country="BR" officeooo:rsid="0016fca1" officeooo:paragraph-rsid="0016fca1" style:font-name-complex="Tahoma1"/>
    </style:style>
    <style:style style:name="P51" style:family="paragraph" style:parent-style-name="Text_20_body">
      <style:text-properties style:font-name="Tahoma1" fo:language="pt" fo:country="BR" officeooo:rsid="0016fca1" officeooo:paragraph-rsid="0016fca1" style:font-name-complex="Tahoma1"/>
    </style:style>
    <style:style style:name="P52" style:family="paragraph" style:parent-style-name="Text_20_body" style:list-style-name="WW8Num13">
      <style:paragraph-properties fo:margin-left="0cm" fo:margin-right="0cm" fo:text-indent="0cm" style:auto-text-indent="false"/>
      <style:text-properties style:font-name="Tahoma1" fo:language="pt" fo:country="BR" style:font-name-complex="Tahoma1"/>
    </style:style>
    <style:style style:name="P53" style:family="paragraph" style:parent-style-name="Text_20_body" style:list-style-name="WW8Num11">
      <style:paragraph-properties fo:margin-left="0cm" fo:margin-right="0cm" fo:text-align="justify" style:justify-single-word="false" fo:text-indent="0cm" style:auto-text-indent="false"/>
      <style:text-properties style:font-name="Tahoma1" fo:language="pt" fo:country="BR" officeooo:paragraph-rsid="0016fca1" style:font-name-complex="Tahoma1"/>
    </style:style>
    <style:style style:name="P54" style:family="paragraph" style:parent-style-name="Text_20_body">
      <style:paragraph-properties fo:margin-left="0cm" fo:margin-right="0cm" fo:text-indent="1.27cm" style:auto-text-indent="false"/>
      <style:text-properties style:font-name="Tahoma1" fo:language="pt" fo:country="BR" style:font-name-complex="Tahoma1"/>
    </style:style>
    <style:style style:name="P55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style:font-name="Tahoma1" fo:language="pt" fo:country="BR" style:font-name-complex="Tahoma1"/>
    </style:style>
    <style:style style:name="P56" style:family="paragraph" style:parent-style-name="Heading_20_1">
      <style:text-properties fo:color="#0000ff" style:font-name="Tahoma1" fo:font-size="16pt" fo:language="pt" fo:country="BR" style:font-size-asian="16pt" style:font-name-complex="Tahoma1" style:font-size-complex="10pt"/>
    </style:style>
    <style:style style:name="P57" style:family="paragraph" style:parent-style-name="Heading_20_1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20pt" fo:language="pt" fo:country="BR" style:font-size-asian="20pt" style:font-name-complex="Tahoma1" style:font-size-complex="20pt"/>
    </style:style>
    <style:style style:name="P58" style:family="paragraph" style:parent-style-name="Heading_20_1" style:list-style-name="">
      <style:paragraph-properties fo:margin-left="1.27cm" fo:margin-right="0cm" fo:text-indent="-1.27cm" style:auto-text-indent="false"/>
      <style:text-properties fo:color="#008000" style:font-name="Tahoma1" fo:font-size="16pt" fo:language="pt" fo:country="BR" style:font-size-asian="16pt" style:font-name-complex="Tahoma1" style:font-size-complex="10pt"/>
    </style:style>
    <style:style style:name="P59" style:family="paragraph" style:parent-style-name="Heading_20_1" style:list-style-name="">
      <style:paragraph-properties fo:margin-left="0.635cm" fo:margin-right="0cm" fo:text-indent="0cm" style:auto-text-indent="false"/>
      <style:text-properties fo:color="#008000" style:font-name="Tahoma1" fo:font-size="16pt" fo:language="pt" fo:country="BR" style:font-size-asian="16pt" style:font-name-complex="Tahoma1" style:font-size-complex="10pt"/>
    </style:style>
    <style:style style:name="P60" style:family="paragraph" style:parent-style-name="Heading_20_2" style:list-style-name="">
      <style:paragraph-properties fo:margin-left="0cm" fo:margin-right="0cm" fo:text-indent="0cm" style:auto-text-indent="false"/>
      <style:text-properties style:font-name="Tahoma1" fo:font-weight="normal" style:font-weight-asian="normal" style:font-name-complex="Tahoma1" style:font-weight-complex="normal"/>
    </style:style>
    <style:style style:name="P61" style:family="paragraph" style:parent-style-name="Heading_20_2" style:list-style-name="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color="#0000ff" style:font-name="Tahoma1" fo:font-size="12pt" fo:language="pt" fo:country="BR" officeooo:paragraph-rsid="0016fca1" style:font-size-asian="12pt" style:font-name-complex="Tahoma1"/>
    </style:style>
    <style:style style:name="P62" style:family="paragraph" style:parent-style-name="Heading_20_2" style:list-style-name="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color="#0000ff" style:font-name="Tahoma1" fo:font-size="12pt" fo:language="pt" fo:country="BR" officeooo:paragraph-rsid="0016fca1" style:font-name-asian="Tahoma1" style:font-size-asian="12pt" style:font-name-complex="Tahoma1"/>
    </style:style>
    <style:style style:name="P63" style:family="paragraph" style:parent-style-name="Heading_20_2" style:list-style-name="">
      <style:paragraph-properties fo:margin-left="1.252cm" fo:margin-right="0cm" fo:text-indent="0cm" style:auto-text-indent="false"/>
      <style:text-properties fo:color="#0000ff" style:font-name="Tahoma1" fo:font-size="12pt" fo:language="pt" fo:country="BR" style:font-size-asian="12pt" style:font-name-complex="Tahoma1"/>
    </style:style>
    <style:style style:name="P64" style:family="paragraph" style:parent-style-name="Heading_20_2" style:list-style-name="">
      <style:paragraph-properties fo:margin-left="1.27cm" fo:margin-right="0cm" fo:text-indent="-1.27cm" style:auto-text-indent="false">
        <style:tab-stops>
          <style:tab-stop style:position="0.501cm"/>
        </style:tab-stops>
      </style:paragraph-properties>
      <style:text-properties fo:color="#0000ff" style:font-name="Tahoma1" fo:font-size="12pt" fo:language="pt" fo:country="BR" style:font-size-asian="12pt" style:font-name-complex="Tahoma1"/>
    </style:style>
    <style:style style:name="P65" style:family="paragraph" style:parent-style-name="Heading_20_2" style:list-style-name="">
      <style:paragraph-properties fo:margin-left="1.27cm" fo:margin-right="0cm" fo:text-indent="-1.27cm" style:auto-text-indent="false"/>
      <style:text-properties fo:color="#0000ff" style:font-name="Tahoma1" fo:font-size="12pt" fo:language="pt" fo:country="BR" style:font-size-asian="12pt" style:font-name-complex="Tahoma1"/>
    </style:style>
    <style:style style:name="P66" style:family="paragraph" style:parent-style-name="Heading_20_2" style:list-style-name="">
      <style:paragraph-properties fo:margin-left="0.635cm" fo:margin-right="0cm" fo:text-indent="0cm" style:auto-text-indent="false">
        <style:tab-stops>
          <style:tab-stop style:position="1.251cm"/>
        </style:tab-stops>
      </style:paragraph-properties>
      <style:text-properties fo:color="#0000ff" style:font-name="Tahoma1" fo:font-size="12pt" fo:language="pt" fo:country="BR" officeooo:paragraph-rsid="0016fca1" style:font-name-asian="Tahoma1" style:font-size-asian="12pt" style:font-name-complex="Tahoma1"/>
    </style:style>
    <style:style style:name="P67" style:family="paragraph" style:parent-style-name="Heading_20_2" style:list-style-name="">
      <style:paragraph-properties fo:margin-left="1.244cm" fo:margin-right="0cm" fo:text-indent="0cm" style:auto-text-indent="false"/>
      <style:text-properties fo:color="#0000ff" style:font-name="Tahoma1" fo:font-size="12pt" fo:language="pt" fo:country="BR" style:font-size-asian="12pt" style:font-name-complex="Tahoma1"/>
    </style:style>
    <style:style style:name="P68" style:family="paragraph" style:parent-style-name="Heading_20_3" style:list-style-name="">
      <style:paragraph-properties fo:margin-left="1.252cm" fo:margin-right="0cm" fo:text-indent="0cm" style:auto-text-indent="false"/>
      <style:text-properties fo:color="#0000ff" style:font-name="Tahoma1" fo:font-size="12pt" fo:language="pt" fo:country="BR" fo:font-style="normal" fo:font-weight="bold" style:font-size-asian="12pt" style:font-style-asian="normal" style:font-weight-asian="bold" style:font-name-complex="Tahoma1"/>
    </style:style>
    <style:style style:name="P69" style:family="paragraph" style:parent-style-name="infoblue" style:list-style-name="L1">
      <style:paragraph-properties fo:margin-left="0cm" fo:margin-right="0cm" fo:text-align="justify" style:justify-single-word="false" fo:text-indent="0cm" style:auto-text-indent="false"/>
      <style:text-properties fo:color="#000000" style:font-name="Tahoma1" fo:language="pt" fo:country="BR" fo:font-style="normal" style:font-style-asian="normal" style:font-name-complex="Tahoma1"/>
    </style:style>
    <style:style style:name="T1" style:family="text">
      <style:text-properties style:font-name="Tahoma1" fo:language="pt" fo:country="BR" style:font-name-complex="Tahoma1"/>
    </style:style>
    <style:style style:name="T2" style:family="text">
      <style:text-properties style:font-name="Tahoma1" fo:language="pt" fo:country="BR" officeooo:rsid="000e6fb8" style:font-name-complex="Tahoma1"/>
    </style:style>
    <style:style style:name="T3" style:family="text">
      <style:text-properties style:font-name="Tahoma1" fo:language="pt" fo:country="BR" officeooo:rsid="000f4789" style:font-name-complex="Tahoma1"/>
    </style:style>
    <style:style style:name="T4" style:family="text">
      <style:text-properties style:font-name="Tahoma1" fo:language="pt" fo:country="BR" officeooo:rsid="0012f543" style:font-name-complex="Tahoma1"/>
    </style:style>
    <style:style style:name="T5" style:family="text">
      <style:text-properties style:font-name="Tahoma1" fo:language="pt" fo:country="BR" officeooo:rsid="00189c3f" style:font-name-complex="Tahoma1"/>
    </style:style>
    <style:style style:name="T6" style:family="text">
      <style:text-properties style:font-name="Tahoma1" fo:language="pt" fo:country="BR" fo:font-style="italic" style:font-style-asian="italic" style:font-name-complex="Tahoma1" style:font-style-complex="italic"/>
    </style:style>
    <style:style style:name="T7" style:family="text">
      <style:text-properties style:font-name="Tahoma1" fo:language="pt" fo:country="BR" fo:font-style="italic" officeooo:rsid="00189c3f" style:font-style-asian="italic" style:font-name-complex="Tahoma1"/>
    </style:style>
    <style:style style:name="T8" style:family="text">
      <style:text-properties style:font-name="Tahoma1" fo:font-size="12pt" fo:language="pt" fo:country="BR" style:font-size-asian="12pt" style:font-name-complex="Tahoma1"/>
    </style:style>
    <style:style style:name="T9" style:family="text">
      <style:text-properties fo:color="#0000ff" style:font-name="Tahoma1" fo:font-size="12pt" fo:language="pt" fo:country="BR" style:font-size-asian="12pt" style:font-name-complex="Tahoma1"/>
    </style:style>
    <style:style style:name="T10" style:family="text">
      <style:text-properties fo:color="#0000ff" style:font-name="Tahoma1" fo:font-size="12pt" fo:language="pt" fo:country="BR" officeooo:rsid="00189c3f" style:font-size-asian="12pt" style:font-name-complex="Tahoma1"/>
    </style:style>
    <style:style style:name="T11" style:family="text">
      <style:text-properties style:font-weight-complex="bold"/>
    </style:style>
    <style:style style:name="T12" style:family="text">
      <style:text-properties officeooo:rsid="001517fb" style:font-weight-complex="bold"/>
    </style:style>
    <style:style style:name="T13" style:family="text">
      <style:text-properties style:font-name-asian="Tahoma1"/>
    </style:style>
    <style:style style:name="T14" style:family="text">
      <style:text-properties fo:color="#000000" style:font-name="Tahoma1" fo:language="pt" fo:country="BR" fo:font-style="normal" style:font-style-asian="normal" style:font-name-complex="Tahoma1"/>
    </style:style>
    <style:style style:name="T15" style:family="text">
      <style:text-properties fo:color="#000000" style:font-name="Tahoma1" fo:language="pt" fo:country="BR" fo:font-style="normal" officeooo:rsid="0017086c" style:font-style-asian="normal" style:font-name-complex="Tahoma1"/>
    </style:style>
    <style:style style:name="T16" style:family="text">
      <style:text-properties officeooo:rsid="000e6fb8"/>
    </style:style>
    <style:style style:name="T17" style:family="text">
      <style:text-properties officeooo:rsid="0012f543"/>
    </style:style>
    <style:style style:name="T18" style:family="text">
      <style:text-properties officeooo:rsid="00131f8a"/>
    </style:style>
    <style:style style:name="T19" style:family="text">
      <style:text-properties officeooo:rsid="001517fb"/>
    </style:style>
    <style:style style:name="T20" style:family="text">
      <style:text-properties officeooo:rsid="0017086c"/>
    </style:style>
    <style:style style:name="T21" style:family="text">
      <style:text-properties officeooo:rsid="0017cf59"/>
    </style:style>
    <style:style style:name="T22" style:family="text">
      <style:text-properties style:font-name="Times new" fo:language="pt" fo:country="BR" style:font-name-complex="Tahoma1"/>
    </style:style>
    <style:style style:name="T23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Universidade Federal <text:span text:style-name="T16">Rural </text:span>de Pernambuco</text:h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2">Cloud Assistent</text:p>
      <text:p text:style-name="P20"/>
      <text:p text:style-name="P29">Plano de Desenvolvimento de Software</text:p>
      <text:p text:style-name="P30"/>
      <text:h text:style-name="P60" text:outline-level="2"/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39"><text:span text:style-name="T16">Desenvolvedor</text:span>:</text:p>
      <text:p text:style-name="P26">Marcelo Manchester</text:p>
      <text:p text:style-name="P25"/>
      <text:p text:style-name="P25"/>
      <text:p text:style-name="P25"/>
      <text:p text:style-name="P25"/>
      <text:h text:style-name="P46" text:outline-level="1"/>
      <text:p text:style-name="P34"/>
      <text:p text:style-name="P34"/>
      <text:p text:style-name="P34"/>
      <text:h text:style-name="P47" text:outline-level="1"><text:soft-page-break/>1 - Introdução</text:h>
      <text:p text:style-name="P31"/>
      <text:p text:style-name="P8"><text:span text:style-name="T1">No plano de projeto, apresentamos a descrição do </text:span><text:span text:style-name="T2">Cloud Assistent</text:span><text:span text:style-name="T1">. Este sistema visa </text:span></text:p>
      <text:p text:style-name="P16"><text:span text:style-name="T2">automatizar e cooperar</text:span><text:span text:style-name="T1"> ao máximo </text:span><text:span text:style-name="T2">com o processo de deploy</text:span><text:span text:style-name="T3"> e manutenção</text:span><text:span text:style-name="T2"> de aplicações na nuvem, </text:span><text:span text:style-name="T1">levando em conta funcionalidades indispensáveis tais como: </text:span><text:span text:style-name="T3">Implantação da aplicação no Google Kubernetes Engine, update de versão, autoescalamento dos recursos <text:s text:c="2"/>computacionais destinados a aplicação e configurações zero-downtime para que as aplicações estejam sempre disponíveis aos usuários. </text:span></text:p>
      <text:p text:style-name="P41"><text:tab/>O Cloud Assitent irá utilizar a interface do telegram para interagir com seus usúarios.</text:p>
      <text:h text:style-name="P63" text:outline-level="2"/>
      <text:h text:style-name="P63" text:outline-level="2">Finalidade</text:h>
      <text:p text:style-name="P9"/>
      <text:p text:style-name="P10">O Plano do Projeto tem como objetivo explicitar a maneira de como será dada a condução do desenvolvimento do software. Nesse documento, serão expostos fatores levados em conta no planejamento, como recursos de hardware e software, assim também como vamos modular o desenvolvimento das aplicações que juntas comporão o sistema como um todo e uma estimativa do nosso cronograma, podendo este ser alterado. Enfim, o Plano de Desenvolvimento de Software é utilizado para controlar o projeto.</text:p>
      <text:p text:style-name="P10"/>
      <text:h text:style-name="P63" text:outline-level="2">Escopo</text:h>
      <text:p text:style-name="P32"/>
      <text:p text:style-name="P5"><text:span text:style-name="T1">Este </text:span><text:span text:style-name="T6">Plano de Desenvolvimento de Software</text:span><text:span text:style-name="T1"> descreve o plano geral a ser usado pelo projeto </text:span><text:span text:style-name="T7">Cloud Assitent</text:span><text:span text:style-name="T1">, relativo à disciplina de </text:span><text:span text:style-name="T4">Fundamentos de </text:span><text:span text:style-name="T1">Engenharia de Software, ministrada pelo professor </text:span><text:span text:style-name="T4">Jones Albuquerque</text:span><text:span text:style-name="T1">, incluindo a implantação do produto. A equipe usará o conteúdo deste documento ao máximo para elaborar um projeto fiel às descrições que serão listadas no decorrer, pois mantendo essa fidelidade, as chances de sucesso do desenvolvimento aumentarão.</text:span></text:p>
      <text:p text:style-name="P13"/>
      <text:list xml:id="list946032297" text:style-name="WW8Num13">
        <text:list-header>
          <text:p text:style-name="P52"/>
        </text:list-header>
      </text:list>
      <text:h text:style-name="P58" text:outline-level="1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59" text:outline-level="1"><text:soft-page-break/></text:h>
      <text:h text:style-name="P56" text:outline-level="1">- Analise geral do Projeto</text:h>
      <text:p text:style-name="P33"/>
      <text:h text:style-name="P64" text:outline-level="2"><text:span text:style-name="T13"><text:s text:c="11"/></text:span>Objetivos e finalidade do projeto</text:h>
      <text:p text:style-name="P32"/>
      <text:p text:style-name="P27"><text:tab/></text:p>
      <text:p text:style-name="P28"><text:tab/>O sistema é voltado para <text:span text:style-name="T17">desenvolvedores de software</text:span>, tendo o objetivo de facilitar o <text:span text:style-name="T18">processo de deploy dos seus projetos, além de prover toda a manuntenção necessária para que o sistema esteja sempre disponível</text:span>. Os usuários do sistema <text:span text:style-name="T18">poderão fazer todo o gerenciamento de suas aplicações na nuvem do Google, isto inclui: implantação (deploy), atualização de versão (essencial para entregas incrementais), verificar estado de suas aplicações e configurar regras de autoescalamento dos containers das aplicações.</text:span></text:p>
      <text:p text:style-name="P43"><text:tab/>Todo esse gerenciamento será feito utilzando um BOT do Telegram, portanto os usuários terão que utilizar a interface do telegram para gerenciar suas aplicações. <text:s text:c="2"/></text:p>
      <text:p text:style-name="P10"><text:span text:style-name="T11">O sistema tornará mais eficaz a realização d</text:span><text:span text:style-name="T12">a entrega do software para os desenvolvedores, que poderão ter suas aplicações rodando de forma eficaz, escalar e segura.</text:span></text:p>
      <text:h text:style-name="P65" text:outline-level="2"><text:span text:style-name="T13"><text:s text:c="11"/></text:span>Algumas restrições do Projeto</text:h>
      <text:p text:style-name="P32"/>
      <text:p text:style-name="P14">:</text:p>
      <text:list xml:id="list884417121" text:style-name="WW8Num11">
        <text:list-item>
          <text:p text:style-name="P48">As atividades do projeto serão desenvolvidas por <text:span text:style-name="T19">um</text:span> <text:span text:style-name="T19">desenvolvedor</text:span>.</text:p>
        </text:list-item>
        <text:list-item>
          <text:p text:style-name="P48">A linguagem de programação utilizada será Java<text:span text:style-name="T19">Script (Node js)</text:span>.</text:p>
        </text:list-item>
        <text:list-item>
          <text:p text:style-name="P49">O projeto utilizará os recursos do Google Kubernetes Engine.</text:p>
        </text:list-item>
        <text:list-item>
          <text:p text:style-name="P50">A gerenciamento das aplicações será feita utilizando o orquestrador de containers Kubernetes.</text:p>
          <text:p text:style-name="P53"/>
        </text:list-item>
      </text:list>
      <text:h text:style-name="P66" text:outline-level="2"><text:s text:c="5"/></text:h>
      <text:h text:style-name="P62" text:outline-level="2"/>
      <text:h text:style-name="P61" text:outline-level="2"><text:span text:style-name="T13"><text:s text:c="21"/></text:span>Evolução do plano de Desenvolvimento </text:h>
      <text:p text:style-name="P27"><text:tab/></text:p>
      <text:p text:style-name="P7">Antes do começo de cada fase do projeto O Plano de Desenvolvimento de Software será analisado e poderá sofrer alguma alteração para poder completar alguma especificação esquecida ou uma alteração necessária que antes não foi observada. 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h text:style-name="P56" text:outline-level="1">- Organização do Projeto</text:h>
      <text:p text:style-name="P35"/>
      <text:h text:style-name="P67" text:outline-level="2">Estrutura Organizacional</text:h>
      <text:p text:style-name="P32"/>
      <text:p text:style-name="P51">O software será desenvolvido, gerenciado e enteregue por Marcelo Manchester.</text:p>
      <text:p text:style-name="P27"/>
      <text:p text:style-name="P27"/>
      <text:p text:style-name="P27"/>
      <text:p text:style-name="P27"/>
      <text:p text:style-name="P27"/>
      <text:h text:style-name="P56" text:outline-level="1">- Processo de Gerenciamento</text:h>
      <text:p text:style-name="P35"/>
      <text:h text:style-name="P63" text:outline-level="2">Estimativas do Projeto quanto ao tempo e custo</text:h>
      <text:p text:style-name="P32"/>
      <text:p text:style-name="P17"><text:span text:style-name="T14"><text:tab/>A estimativa é que o projeto comece a ser desenvolvido no começo do mês de </text:span><text:span text:style-name="T15">setembro</text:span><text:span text:style-name="T14"> e termine no começo do mês de </text:span><text:span text:style-name="T15">novembro</text:span><text:span text:style-name="T14">, com uma pequena margem de erro sobre essa data. <text:s/></text:span></text:p>
      <text:p text:style-name="P18"><text:tab/>Nas versões posteriores do documento traremos mais detalhes sobre <text:span text:style-name="T20">datas de </text:span><text:s/><text:span text:style-name="T20">entrega</text:span>. <text:s text:c="3"/></text:p>
      <text:p text:style-name="P18"/>
      <text:h text:style-name="P63" text:outline-level="2">Plano de Projeto</text:h>
      <text:p text:style-name="P32"/>
      <text:p text:style-name="P11"><text:span text:style-name="T14">Inicialmente ficou decidido que </text:span><text:span text:style-name="T15">o desenvolvedor irá desenvolver o projeto em Sprints semanais, ao final de cada sprint será feita um análise sobre o andamento do desenvolvimento do software e a seleção das tarefas a serem realizadas na sprint posterior. As tarefas serão gerenciadas utilizando a plataforma Trello. </text:span><text:span text:style-name="T14"><text:s text:c="3"/></text:span></text:p>
      <text:p text:style-name="P18"/>
      <text:h text:style-name="P68" text:outline-level="3">Recursos Utilizados</text:h>
      <text:p text:style-name="P12"/>
      <text:p text:style-name="P40">Os recursos de Hardware utilizados serão o laptop pessoa<text:span text:style-name="T21">l</text:span> d<text:span text:style-name="T21">o</text:span> <text:span text:style-name="T21">desenvolvedor e os recursos do Google Cloud Plataform</text:span>.</text:p>
      <text:list xml:id="list3381144162" text:style-name="L1">
        <text:list-header>
          <text:p text:style-name="P69">No caso dos recursos de software utilizados projetos serão: <text:s/></text:p>
        </text:list-header>
      </text:list>
      <text:p text:style-name="P37"/>
      <text:list xml:id="list83736953552245" text:continue-numbering="true" text:style-name="L1">
        <text:list-item>
          <text:p text:style-name="P44">O interpretador de código JavaScript Node js.</text:p>
        </text:list-item>
        <text:list-item>
          <text:p text:style-name="P44">Docker para o deploy da aplicação.</text:p>
        </text:list-item>
        <text:list-item>
          <text:p text:style-name="P44">O orquestrador de Containers (Docker) Kubernetes.</text:p>
        </text:list-item>
        <text:list-item>
          <text:p text:style-name="P44">As API’s do Telegram para construir o BOT. </text:p>
        </text:list-item>
        <text:list-item>
          <text:p text:style-name="P45">O processador de linguagem natural do Google.</text:p>
        </text:list-item>
      </text:list>
      <text:p text:style-name="P38"><text:tab/></text:p>
      <text:h text:style-name="P63" text:outline-level="2"><text:soft-page-break/></text:h>
      <text:p text:style-name="P36"/>
      <text:p text:style-name="P3">Gerenciamento de Requisitos</text:p>
      <text:p text:style-name="P6">Os requisitos desse sistema são capturados no Documento de Requisitos. Após passarem por todo processo os requisitos são inseridos no documento e a partir dele, poderemos gerenciar que precisa ser feito e como o documento está sujeito a modificações se necessário de acordo com a metodologia que mais se adequa ao andamento do projeto. </text:p>
      <text:p text:style-name="P6"/>
      <text:p text:style-name="Text_20_body"><text:span text:style-name="Strong_20_Emphasis"><text:span text:style-name="T9">Controle de Cronograma e Orçamento</text:span></text:span></text:p>
      <text:p text:style-name="P7">O controle do cronograma, como já foi definido, será monitorado pelo gerente do projeto. A partir do cronograma, o gerente do projeto poderá ter noção de como anda o rendimento e analisar a necessidade de uma possível alocação de recursos necessários, no decorrer do projeto visando o seu gerenciamento.</text:p>
      <text:p text:style-name="P7">O cronograma deverá manter uma programação mostrando a data esperada de cada marco, se <text:span text:style-name="T21">o</text:span>correr problemas em alguns marcos todo cronograma deverá ser revisto, e reformulado visando solucionar esse problema. Os itens de linha na programação incluem pacotes de trabalho <text:span text:style-name="T21">que devem serem implementados</text:span> dentro do prazo estipulado, embora possa haver exceções.</text:p>
      <text:p text:style-name="P1"><text:span text:style-name="Strong_20_Emphasis"><text:span text:style-name="T1"/></text:span></text:p>
      <text:p text:style-name="Text_20_body"><text:span text:style-name="Strong_20_Emphasis"><text:span text:style-name="T9">Relatórios e Métricas</text:span></text:span></text:p>
      <text:p text:style-name="P5"><text:span text:style-name="T5">Relatórios</text:span><text:span text:style-name="T1"> serão expost</text:span><text:span text:style-name="T5">o</text:span><text:span text:style-name="T1">s ao fim de cada tarefa, visando um bom gerenciamento do prazo, neste documento, afim das estimativas estarem o mais próximo possível do cronograma real do projeto, evitando atrasos o que não é recomendável.</text:span></text:p>
      <text:p text:style-name="P2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9">Análise de Riscos <text:tab/></text:span></text:span></text:p>
      <text:p text:style-name="P5"><text:span text:style-name="T5">Serão realizadas análises de riscos no inicio de cada sprint</text:span><text:span text:style-name="T1">, com o intuito de avaliar os possíveis riscos e com isso tentar eliminar algum eventual atraso de entrega no transcorrer do </text:span><text:span text:style-name="T22">desenvolvimento</text:span><text:span text:style-name="T1"> do projeto do grupo.</text:span></text:p>
      <text:p text:style-name="P15"><text:span text:style-name="Strong_20_Emphasis"><text:span text:style-name="T9"/></text:span></text:p>
      <text:p text:style-name="P15"><text:span text:style-name="Strong_20_Emphasis"><text:span text:style-name="T9"/></text:span></text:p>
      <text:p text:style-name="P15"><text:span text:style-name="Strong_20_Emphasis"><text:span text:style-name="T10"><text:tab/>Custos</text:span></text:span></text:p>
      <text:p text:style-name="P15"><text:span text:style-name="Strong_20_Emphasis"><text:span text:style-name="T9"><text:tab/></text:span></text:span><text:span text:style-name="Strong_20_Emphasis"><text:span text:style-name="T10">N/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" svg:font-family="'Times new'"/>
    <style:font-face style:name="Courier New" svg:font-family="'Courier New'" style:font-family-generic="moder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>
        <style:tab-stops>
          <style:tab-stop style:position="0.706cm"/>
          <style:tab-stop style:position="16.492cm" style:type="right"/>
        </style:tab-stops>
      </style:paragraph-properties>
      <style:text-properties fo:language="pt" fo:country="BR" fo:font-weight="bold" style:language-asian="none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>
        <style:tab-stops>
          <style:tab-stop style:position="1.411cm"/>
          <style:tab-stop style:position="16.492cm" style:type="right"/>
        </style:tab-stops>
      </style:paragraph-properties>
      <style:text-properties fo:language="pt" fo:country="BR" fo:font-style="italic" style:language-asian="none" style:country-asian="none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fo:language="en" fo:country="CA" style:font-size-asian="12pt" style:font-size-complex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Estrutura_20_do_20_documento" style:display-name="Estrutura do documento" style:family="paragraph" style:parent-style-name="Standard"/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xl24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25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26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27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28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29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0" style:family="paragraph" style:parent-style-name="Standard">
      <style:paragraph-properties fo:margin-top="0.176cm" fo:margin-bottom="0.176cm" loext:contextual-spacing="false" fo:line-height="100%" fo:orphans="2" fo:widows="2" fo:padding="0cm" fo:border-left="0.51pt solid #000000" fo:border-right="0.51pt solid #000000" fo:border-top="none" fo:border-bottom="none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1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2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3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4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5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6" style:family="paragraph" style:parent-style-name="Standard">
      <style:paragraph-properties fo:margin-top="0.176cm" fo:margin-bottom="0.176cm" loext:contextual-spacing="false" fo:line-height="100%" fo:orphans="2" fo:widows="2" fo:padding="0cm" fo:border-left="0.51pt solid #000000" fo:border-right="0.51pt solid #000000" fo:border-top="none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7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8" style:family="paragraph" style:parent-style-name="Standard">
      <style:paragraph-properties fo:margin-top="0.176cm" fo:margin-bottom="0.176cm" loext:contextual-spacing="false" fo:line-height="100%" fo:orphans="2" fo:widows="2" fo:padding="0cm" fo:border-left="0.51pt solid #000000" fo:border-right="0.51pt solid #000000" fo:border-top="none" fo:border-bottom="none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39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0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1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2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3" style:family="paragraph" style:parent-style-name="Standard">
      <style:paragraph-properties fo:margin-top="0.176cm" fo:margin-bottom="0.176cm" loext:contextual-spacing="false" fo:line-height="100%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4" style:family="paragraph" style:parent-style-name="Standard">
      <style:paragraph-properties fo:margin-top="0.176cm" fo:margin-bottom="0.176cm" loext:contextual-spacing="false" fo:line-height="100%" fo:orphans="2" fo:widows="2" fo:padding="0cm" fo:border="0.99pt solid #000000" style:text-autospace="ideograph-alpha"/>
      <style:text-properties style:font-name="Arial" fo:font-family="Arial" style:font-family-generic="swiss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xl45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0.51pt solid #000000" fo:border-top="none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6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51pt solid #000000" fo:border-top="none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7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none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8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49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none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0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1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none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2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3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none" fo:border-top="0.51pt solid #000000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4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5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none" fo:border-top="none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6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0.51pt solid #000000" fo:border-right="0.51pt solid #000000" fo:border-top="none" fo:border-bottom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xl57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99pt solid #000000" style:text-autospace="ideograph-alpha"/>
      <style:text-properties style:font-name="Arial" fo:font-family="Arial" style:font-family-generic="swiss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xl58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-left="none" fo:border-right="0.99pt solid #000000" fo:border-top="0.99pt solid #000000" fo:border-bottom="0.99pt solid #000000" style:text-autospace="ideograph-alpha"/>
      <style:text-properties style:font-name="Arial" fo:font-family="Arial" style:font-family-generic="swiss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xl59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 fo:padding="0cm" fo:border="0.51pt solid #000000" style:text-autospace="ideograph-alpha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weight="bold" style:font-weight-asian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 text:start-value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42cm" fo:text-indent="-0.635cm" fo:margin-left="10.142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12cm" fo:text-indent="-0.635cm" fo:margin-left="11.412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82cm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Page_20_Number"><text:tab/><text:tab/> <text:s text:c="4"/></text:span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Desenvolvimento de Software</dc:title>
    <dc:subject>SICLIM</dc:subject>
    <meta:keyword/>
    <dc:description/>
    <meta:initial-creator>Windows</meta:initial-creator>
    <meta:creation-date>2007-05-29T21:40:00</meta:creation-date>
    <dc:date>2019-09-03T08:37:34.902415329</dc:date>
    <meta:editing-cycles>5</meta:editing-cycles>
    <meta:editing-duration>PT16M27S</meta:editing-duration>
    <meta:generator>LibreOffice/6.0.7.3$Linux_X86_64 LibreOffice_project/00m0$Build-3</meta:generator>
    <meta:document-statistic meta:table-count="0" meta:image-count="0" meta:object-count="0" meta:page-count="5" meta:paragraph-count="61" meta:word-count="909" meta:character-count="5988" meta:non-whitespace-character-count="5058"/>
  </office:meta>
</office:document-meta>
</file>